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Cajuru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ina do Monte Alegre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in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o Limpo Paulis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os do Jordã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os Novos Paulist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né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ândido Mot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ândido Rodrigue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itar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ão Bonit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la do Alt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ivari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guatatub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picuib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dos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a Bran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ássia dos Coqueiro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ilh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anduv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iguá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dral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queira Ces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quil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sário Lange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quead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mentin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in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ômbi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h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ha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deirópol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oado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onel Maced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umbataí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mópoli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moram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t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vinho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tais Paulist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záli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zei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tã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n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lvad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de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ce Rei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nolândi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brad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is Córrego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cinópoli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rad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ce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rtin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ont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haporã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orad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Faust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siári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aúb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u das Ar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u-Guaç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lianópoli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enheiro Coelh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írito Santo do Pinhal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írito Santo do Turv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ela D'Oeste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ela do Norte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clides da Cunha Paulist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tur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ópol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o Preste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ã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raz de Vasconcel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a Ric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eal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órida Paulis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íne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Mora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o da Roch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 Monteir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áli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ç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ão Vidigal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vião Peixot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 Salgado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ulin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icé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içar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imbê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ír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piaçu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piar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á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açaí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aci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ani D'Oes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antã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arape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arema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atinguetá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eí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ib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ujá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ulh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tapará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2:54.617587629</meta:creation-date>
    <dc:date>2025-03-08T16:56:56.681376977</dc:date>
    <meta:editing-duration>PT19M41S</meta:editing-duration>
    <meta:editing-cycles>5</meta:editing-cycles>
    <meta:generator>LibreOffice/7.3.7.2$Linux_X86_64 LibreOffice_project/30$Build-2</meta:generator>
    <meta:document-statistic meta:table-count="1" meta:cell-count="871" meta:object-count="0"/>
  </office:meta>
</office:document-meta>
</file>